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8000003FAEF0CAE79C9CEBE78.png" manifest:media-type="image/png"/>
  <manifest:file-entry manifest:full-path="Pictures/100002010000030C000003FAC0E8EE78E21F87ED.png" manifest:media-type="image/png"/>
  <manifest:file-entry manifest:full-path="Pictures/10000201000002BE000003B0C77B2DC5F4CAF969.png" manifest:media-type="image/png"/>
  <manifest:file-entry manifest:full-path="Pictures/10000201000002990000036E4EC0F1FE6EFAFD7D.png" manifest:media-type="image/png"/>
  <manifest:file-entry manifest:full-path="Pictures/100002010000029F000003A42948F763574704C4.png" manifest:media-type="image/png"/>
  <manifest:file-entry manifest:full-path="Pictures/100002010000029800000370AB5063C75D1269B7.png" manifest:media-type="image/png"/>
  <manifest:file-entry manifest:full-path="Pictures/10000201000002C9000003476059EC510129B1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2" text:anchor-type="char" svg:x="1.443cm" svg:y="1.871cm" svg:width="15.374cm" svg:height="22.488cm" draw:z-index="2"><draw:image xlink:href="Pictures/10000201000002B8000003FAEF0CAE79C9CEBE78.png" xlink:type="simple" xlink:show="embed" xlink:actuate="onLoad" draw:mime-type="image/png"/></draw:frame></text:p>
      <text:p text:style-name="P1"><draw:frame draw:style-name="fr1" draw:name="Bild9" text:anchor-type="char" svg:x="1.66cm" svg:y="2.953cm" svg:width="14.69cm" svg:height="19.394cm" draw:z-index="4"><draw:image xlink:href="Pictures/10000201000002990000036E4EC0F1FE6EFAFD7D.png" xlink:type="simple" xlink:show="embed" xlink:actuate="onLoad" draw:mime-type="image/png"/></draw:frame></text:p>
      <text:p text:style-name="P1"><draw:frame draw:style-name="fr1" draw:name="Bild13" text:anchor-type="char" svg:x="0.406cm" svg:y="5.495cm" svg:width="15.75cm" svg:height="18.533cm" draw:z-index="1"><draw:image xlink:href="Pictures/10000201000002C9000003476059EC510129B1CD.png" xlink:type="simple" xlink:show="embed" xlink:actuate="onLoad" draw:mime-type="image/png"/></draw:frame></text:p>
      <text:p text:style-name="P1"><draw:frame draw:style-name="fr1" draw:name="Bild11" text:anchor-type="char" svg:x="0.637cm" svg:y="3.029cm" svg:width="15.506cm" svg:height="20.853cm" draw:z-index="6"><draw:image xlink:href="Pictures/10000201000002BE000003B0C77B2DC5F4CAF969.png" xlink:type="simple" xlink:show="embed" xlink:actuate="onLoad" draw:mime-type="image/png"/></draw:frame></text:p>
      <text:p text:style-name="P1"><draw:frame draw:style-name="fr1" draw:name="Bild10" text:anchor-type="char" svg:x="1.279cm" svg:y="1.937cm" svg:width="14.667cm" svg:height="19.438cm" draw:z-index="0"><draw:image xlink:href="Pictures/100002010000029800000370AB5063C75D1269B7.png" xlink:type="simple" xlink:show="embed" xlink:actuate="onLoad" draw:mime-type="image/png"/></draw:frame></text:p>
      <text:p text:style-name="P1"><draw:frame draw:style-name="fr1" draw:name="Bild8" text:anchor-type="char" svg:x="0.231cm" svg:y="1.757cm" svg:width="17cm" svg:height="22.188cm" draw:z-index="5"><draw:image xlink:href="Pictures/100002010000030C000003FAC0E8EE78E21F87ED.png" xlink:type="simple" xlink:show="embed" xlink:actuate="onLoad" draw:mime-type="image/png"/></draw:frame></text:p>
      <text:p text:style-name="P1"/>
      <text:p text:style-name="Standard"/>
      <text:p text:style-name="Standard"><text:s text:c="43"/><draw:frame draw:style-name="fr1" draw:name="Bild14" text:anchor-type="char" svg:x="1.431cm" svg:y="2.649cm" svg:width="14.822cm" svg:height="20.586cm" draw:z-index="3"><draw:image xlink:href="Pictures/100002010000029F000003A42948F763574704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2:11:08.801000000</meta:creation-date>
    <meta:print-date>2021-09-23T12:15:33.543000000</meta:print-date>
    <dc:date>2021-09-23T12:16:14.583000000</dc:date>
    <meta:editing-duration>PT5M6S</meta:editing-duration>
    <meta:editing-cycles>1</meta:editing-cycles>
    <meta:document-statistic meta:table-count="0" meta:image-count="7" meta:object-count="0" meta:page-count="7" meta:paragraph-count="1" meta:word-count="0" meta:character-count="43" meta:non-whitespace-character-count="0"/>
    <meta:generator>LibreOffice/7.1.4.2$Windows_X86_64 LibreOffice_project/a529a4fab45b75fefc5b6226684193eb000654f6</meta:generator>
  </office:meta>
</office:document-meta>
</file>